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remember the day clearly when I first came upon such a mad experiment of science. <text:s/>After stepping out of the dry Arizona heat and into the cool purveyor of fine dairy sweets, I looked inside the freezer to see what flavors were on display, only to find what might be something radical enough to bring together the most fiery of enemies. <text:s/>“What? <text:s/>Goat cheese flavored...ice cream? <text:s/>Certainly it could not be. <text:s/>Goat cheese...in ice cream? <text:s/>I...I need to sit down.”</text:p>
      <text:p text:style-name="Standard"/>
      <text:p text:style-name="Standard">But, alas, my weary legs that had just driven for five hours proclaimed, “Nay, my good man! <text:s/>Ye must tempt fate and provoke the gods of flavor by embarking on this most daring adventure.”</text:p>
      <text:p text:style-name="Standard"/>
      <text:p text:style-name="Standard">And thus, I turned to the attendant and decreed, “My lady! <text:s/>I shall try this concoction you call goat cheese, walnut honey ice cream.” <text:s/>As our eyes met, I felt instantly that she too knew this was the right choice. <text:s/>It was all to obvious when she replied, “Okay.”</text:p>
      <text:p text:style-name="Standard"/>
      <text:p text:style-name="Standard">She retrieved a tasting spoon. <text:s/>Not any regular spoon...no. <text:s/>A spoon she had clearly selected just for me, specifically for this occasion. <text:s/>She scooped a sample and upon passing the spoon to me the electricity in the room began dancing. <text:s/>She could barely contain her emotions as she said, “Here ya go.” <text:s/></text:p>
      <text:p text:style-name="Standard"/>
      <text:p text:style-name="Standard">Just as the conductor prepares the orchestra with a swift raising of the baton, I had my first taste of this madness. <text:s/>Oh, the flavor! <text:s/>Oh, the richness! Oh, the balance of the soft-flavored goat cheese with the crunchy walnuts and the sweet honey! <text:s/>It was all there: frozen to the optimum temperature, full-bodied texture, not overloaded with sugar...my decision was made.</text:p>
      <text:p text:style-name="Standard"/>
      <text:p text:style-name="Standard">“M'lady! <text:s/>Ye have graced me with such a noble flavor. Please, was I request a full scooping of thine creation? <text:s/>Enough to fill a small cup of the paper variety?”</text:p>
      <text:p text:style-name="Standard"/>
      <text:p text:style-name="Standard">If only you could have seen the ecstatic joy, the abundant life in her eyes as she said, “Sure.” <text:s/>The conductor had started the prelude of the grand symphony, but only now was the masterful melody truly going to begin. <text:s/>She passed me the cup of ice cream, this time with an even more spectacular spoon – pink plastic – and the harmony of the strings, the singing of the horns, the crashing of the percussion all possessed the room. <text:s/></text:p>
      <text:p text:style-name="Standard"/>
      <text:p text:style-name="Standard">What a flavor, such smoothness, the mad experiment had paid off, and Churn Creamery had solved the riddle of how to turn goat cheese into world-class ice cre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Roberts</meta:initial-creator>
    <meta:creation-date>2017-07-07T18:12:20</meta:creation-date>
    <dc:date>2017-07-07T18:37:35</dc:date>
    <dc:creator>Andrew Roberts</dc:creator>
    <meta:editing-duration>PT9M25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1" meta:paragraph-count="8" meta:word-count="417" meta:character-count="2345"/>
  </office:meta>
</office:document-meta>
</file>